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stroke="none" draw:fill="hatch" draw:fill-hatch-name="Black_20_-45_20_degrees_20_wide" draw:textarea-horizontal-align="center" draw:textarea-vertical-align="middle"/>
    </style:style>
    <style:style style:name="gr2" style:family="graphic" style:parent-style-name="standard">
      <style:graphic-properties draw:stroke="solid" svg:stroke-width="0.071cm" svg:stroke-color="#000000" draw:marker-start-width="0.5cm" draw:stroke-linejoin="miter" draw:fill="none" draw:fill-color="#bbe0e3" draw:textarea-horizontal-align="left" draw:textarea-vertical-align="middle" draw:auto-grow-height="false" fo:padding-top="0.13cm" fo:padding-bottom="0.13cm" fo:padding-left="0.25cm" fo:padding-right="0.25cm" fo:wrap-option="no-wrap" draw:shadow="hidden" draw:shadow-color="#808080"/>
    </style:style>
    <style:style style:name="gr3" style:family="graphic" style:parent-style-name="standard">
      <style:graphic-properties draw:stroke="solid" draw:stroke-dash="Dash_20_2" svg:stroke-width="0.071cm" svg:stroke-color="#000000" draw:marker-start-width="0.5cm" svg:stroke-opacity="100%" draw:stroke-linejoin="round" draw:fill="none" draw:fill-color="#bbe0e3" draw:textarea-horizontal-align="left" draw:textarea-vertical-align="top" draw:auto-grow-height="false" fo:padding-top="0.13cm" fo:padding-bottom="0.13cm" fo:padding-left="0.25cm" fo:padding-right="0.25cm" fo:wrap-option="wrap" draw:shadow="hidden" draw:shadow-color="#808080"/>
    </style:style>
    <style:style style:name="gr4" style:family="graphic" style:parent-style-name="standard">
      <style:graphic-properties draw:stroke="solid" draw:stroke-dash="Dash_20_3" svg:stroke-width="0.071cm" svg:stroke-color="#000000" draw:marker-start-width="0.5cm" svg:stroke-opacity="100%" draw:stroke-linejoin="round" draw:fill="none" draw:fill-color="#bbe0e3" draw:textarea-horizontal-align="left" draw:textarea-vertical-align="top" draw:auto-grow-height="false" fo:padding-top="0.13cm" fo:padding-bottom="0.13cm" fo:padding-left="0.25cm" fo:padding-right="0.25cm" fo:wrap-option="wrap" draw:shadow="hidden" draw:shadow-color="#808080"/>
    </style:style>
    <style:style style:name="gr5" style:family="graphic" style:parent-style-name="standard">
      <style:graphic-properties draw:stroke="solid" svg:stroke-width="0.071cm" svg:stroke-color="#000000" draw:marker-start-width="0.5cm" svg:stroke-opacity="100%" draw:stroke-linejoin="round" draw:fill="none" draw:fill-color="#bbe0e3" draw:textarea-horizontal-align="left" draw:textarea-vertical-align="top" draw:auto-grow-height="false" fo:padding-top="0.13cm" fo:padding-bottom="0.13cm" fo:padding-left="0.25cm" fo:padding-right="0.25cm" fo:wrap-option="wrap" draw:shadow="hidden" draw:shadow-color="#808080"/>
    </style:style>
    <style:style style:name="gr6" style:family="graphic" style:parent-style-name="standard">
      <style:graphic-properties draw:stroke="solid" draw:stroke-dash="Dash_20_4" svg:stroke-width="0.071cm" svg:stroke-color="#000000" draw:marker-start-width="0.5cm" svg:stroke-opacity="100%" draw:stroke-linejoin="round" draw:fill="none" draw:fill-color="#bbe0e3" draw:textarea-horizontal-align="left" draw:textarea-vertical-align="top" draw:auto-grow-height="false" fo:padding-top="0.13cm" fo:padding-bottom="0.13cm" fo:padding-left="0.25cm" fo:padding-right="0.25cm" fo:wrap-option="wrap" draw:shadow="hidden" draw:shadow-color="#808080"/>
    </style:style>
    <style:style style:name="gr7" style:family="graphic" style:parent-style-name="standard">
      <style:graphic-properties draw:stroke="solid" draw:stroke-dash="Dash_20_5" svg:stroke-width="0.071cm" svg:stroke-color="#000000" draw:marker-start-width="0.5cm" svg:stroke-opacity="100%" draw:stroke-linejoin="round" draw:fill="none" draw:fill-color="#bbe0e3" draw:textarea-horizontal-align="left" draw:textarea-vertical-align="top" draw:auto-grow-height="false" fo:padding-top="0.13cm" fo:padding-bottom="0.13cm" fo:padding-left="0.25cm" fo:padding-right="0.25cm" fo:wrap-option="wrap" draw:shadow="hidden" draw:shadow-color="#808080"/>
    </style:style>
    <style:style style:name="gr8" style:family="graphic" style:parent-style-name="standard">
      <style:graphic-properties draw:stroke="solid" draw:stroke-dash="Dash_20_6" svg:stroke-width="0.071cm" svg:stroke-color="#000000" draw:marker-start-width="0.5cm" svg:stroke-opacity="100%" draw:stroke-linejoin="round" draw:fill="none" draw:fill-color="#bbe0e3" draw:textarea-horizontal-align="left" draw:textarea-vertical-align="top" draw:auto-grow-height="false" fo:padding-top="0.13cm" fo:padding-bottom="0.13cm" fo:padding-left="0.25cm" fo:padding-right="0.25cm" fo:wrap-option="wrap" draw:shadow="hidden" draw:shadow-color="#808080"/>
    </style:style>
    <style:style style:name="gr9" style:family="graphic" style:parent-style-name="standard">
      <style:graphic-properties draw:stroke="solid" draw:stroke-dash="Dash_20_7" svg:stroke-width="0.071cm" svg:stroke-color="#000000" draw:marker-start-width="0.5cm" svg:stroke-opacity="100%" draw:stroke-linejoin="round" draw:fill="none" draw:fill-color="#bbe0e3" draw:textarea-horizontal-align="left" draw:textarea-vertical-align="top" draw:auto-grow-height="false" fo:padding-top="0.13cm" fo:padding-bottom="0.13cm" fo:padding-left="0.25cm" fo:padding-right="0.25cm" fo:wrap-option="wrap" draw:shadow="hidden" draw:shadow-color="#808080"/>
    </style:style>
    <style:style style:name="P1" style:family="paragraph">
      <style:paragraph-properties fo:text-align="center"/>
    </style:style>
    <style:style style:name="P2" style:family="paragraph">
      <style:paragraph-properties style:writing-mode="lr-tb"/>
    </style:style>
  </office:automatic-styles>
  <office:body>
    <office:drawing>
      <draw:page draw:name="page1" draw:style-name="dp1" draw:master-page-name="Default">
        <office:forms form:automatic-focus="false" form:apply-design-mode="false"/>
        <draw:polygon draw:style-name="gr1" draw:text-style-name="P1" draw:layer="layout" svg:width="2.09cm" svg:height="2.381cm" svg:x="7.772cm" svg:y="0.731cm" svg:viewBox="0 0 2091 2382" draw:points="80,0 1032,450 1853,821 2064,1508 2091,2382 1006,1852 133,1350 0,794">
          <text:p/>
        </draw:polygon>
        <draw:g>
          <draw:custom-shape draw:style-name="gr2" draw:text-style-name="P2" draw:layer="layout" svg:width="17.868cm" svg:height="13.452cm" svg:x="0.156cm" svg:y="0.13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2" draw:layer="layout" svg:width="3.325cm" svg:height="13.448cm" svg:x="7.04cm" svg:y="0.145cm">
            <text:p/>
            <draw:enhanced-geometry svg:viewBox="0 0 1013 4082" draw:type="non-primitive" draw:enhanced-path="M 307 4082 C 272 3867 0 3145 99 2791 198 2437 793 2422 903 1957 1013 1492 791 408 761 0 N"/>
          </draw:custom-shape>
          <draw:custom-shape draw:style-name="gr4" draw:text-style-name="P2" draw:layer="layout" svg:width="5.016cm" svg:height="13cm" svg:x="5.7cm" svg:y="0.593cm">
            <text:p/>
            <draw:enhanced-geometry svg:viewBox="0 0 1528 3946" draw:type="non-primitive" draw:enhanced-path="M 1441 3946 C 1421 3653 1528 2585 1321 2188 1114 1791 398 1927 199 1562 0 1197 141 325 126 0 N"/>
          </draw:custom-shape>
          <draw:custom-shape draw:style-name="gr5" draw:text-style-name="P2" draw:layer="layout" svg:width="17.72cm" svg:height="4.062cm" svg:x="0.156cm" svg:y="5.525cm">
            <text:p/>
            <draw:enhanced-geometry svg:viewBox="0 0 5398 1233" draw:type="non-primitive" draw:enhanced-path="M 0 272 C 417 413 1878 1003 2504 1118 3130 1233 3273 1145 3755 959 4237 773 5056 200 5398 0 N"/>
          </draw:custom-shape>
          <draw:custom-shape draw:style-name="gr5" draw:text-style-name="P2" draw:layer="layout" svg:width="10.869cm" svg:height="11.838cm" svg:x="3.731cm" svg:y="0.412cm">
            <text:p/>
            <draw:enhanced-geometry svg:viewBox="0 0 3311 3593" draw:type="non-primitive" draw:enhanced-path="M 3311 372 C 3148 549 2993 747 2722 735 2451 723 1931 387 1683 297 1435 207 1287 0 1236 197 1185 394 1490 1131 1375 1478 1260 1825 713 2024 544 2278 375 2532 454 2784 363 3003 272 3222 136 3407 0 3593 N"/>
          </draw:custom-shape>
          <draw:custom-shape draw:style-name="gr6" draw:text-style-name="P2" draw:layer="layout" svg:width="16.013cm" svg:height="6.737cm" svg:x="0.901cm" svg:y="3.42cm">
            <text:p/>
            <draw:enhanced-geometry svg:viewBox="0 0 4878 2045" draw:type="non-primitive" draw:enhanced-path="M 0 185 C 321 374 643 563 862 639 1081 715 1153 714 1316 639 1479 564 1677 273 1840 188 2003 103 2081 0 2296 128 2511 256 2814 673 3130 956 3446 1239 3902 1646 4193 1827 4484 2008 4735 2000 4878 2045 N"/>
          </draw:custom-shape>
          <draw:custom-shape draw:style-name="gr7" draw:text-style-name="P2" draw:layer="layout" svg:width="11.44cm" svg:height="12.553cm" svg:x="4.87cm" svg:y="0.444cm">
            <text:p/>
            <draw:enhanced-geometry svg:viewBox="0 0 3485 3810" draw:type="non-primitive" draw:enhanced-path="M 152 3810 C 212 3507 0 3173 333 3039 666 2905 1649 3078 2150 3008 2651 2938 3199 2879 3342 2620 3485 2361 3118 1752 3010 1451 2902 1150 2836 998 2692 816 2548 634 2231 498 2148 362 2065 226 2129 113 2193 0 N"/>
          </draw:custom-shape>
          <draw:custom-shape draw:style-name="gr8" draw:text-style-name="P2" draw:layer="layout" svg:width="15.338cm" svg:height="8.52cm" svg:x="1.347cm" svg:y="1.637cm">
            <text:p/>
            <draw:enhanced-geometry svg:viewBox="0 0 4672 2586" draw:type="non-primitive" draw:enhanced-path="M 4672 499 C 4445 711 4219 923 3856 908 3493 893 2842 553 2495 409 2148 265 1974 88 1773 44 1572 0 1453 67 1286 143 1119 219 932 341 771 499 610 657 401 862 318 1089 235 1316 325 1610 272 1860 219 2110 109 2348 0 2586 N"/>
          </draw:custom-shape>
          <draw:custom-shape draw:style-name="gr9" draw:text-style-name="P2" draw:layer="layout" svg:width="10.62cm" svg:height="10.91cm" svg:x="2.939cm" svg:y="1.788cm">
            <text:p/>
            <draw:enhanced-geometry svg:viewBox="0 0 3235 3311" draw:type="non-primitive" draw:enhanced-path="M 105 0 C 241 140 378 280 423 544 468 808 437 1292 377 1587 317 1882 0 2094 60 2313 120 2532 453 2767 740 2903 1027 3039 1496 3107 1783 3130 2070 3153 2313 3054 2464 3039 2615 3024 2562 2994 2690 3039 2818 3084 3026 3197 3235 3311 N"/>
          </draw:custom-shape>
        </draw:g>
        <draw:polygon draw:style-name="gr1" draw:text-style-name="P1" draw:layer="layout" svg:width="1.851cm" svg:height="2.619cm" svg:x="2.507cm" svg:y="3.033cm" svg:viewBox="0 0 1852 2620" draw:points="715,926 1641,0 1826,1376 1852,2620 688,2249 0,1932">
          <text:p/>
        </draw:polygon>
        <draw:polygon draw:style-name="gr1" draw:text-style-name="P1" draw:layer="layout" svg:width="2.222cm" svg:height="2.724cm" svg:x="6.079cm" svg:y="3.695cm" svg:viewBox="0 0 2223 2725" draw:points="820,344 1561,0 2170,27 2223,900 2196,1693 1720,2302 1217,2725 794,2514 318,2090 0,1138">
          <text:p/>
        </draw:polygon>
        <draw:polygon draw:style-name="gr1" draw:text-style-name="P1" draw:layer="layout" svg:width="2.856cm" svg:height="1.983cm" svg:x="7.561cm" svg:y="7.346cm" svg:viewBox="0 0 2857 1984" draw:points="1455,529 2116,0 2513,556 2725,1270 2857,1958 1931,1984 1005,1905 0,1640 529,1111">
          <text:p/>
        </draw:polygon>
        <draw:polygon draw:style-name="gr1" draw:text-style-name="P1" draw:layer="layout" svg:width="2.275cm" svg:height="1.692cm" svg:x="5.338cm" svg:y="10.283cm" svg:viewBox="0 0 2276 1693" draw:points="1138,0 1932,26 2064,794 2276,1693 1455,1535 688,1296 0,1058 185,503 450,238">
          <text:p/>
        </draw:polygon>
        <draw:polygon draw:style-name="gr1" draw:text-style-name="P1" draw:layer="layout" svg:width="2.672cm" svg:height="2.644cm" svg:x="13.249cm" svg:y="7.029cm" svg:viewBox="0 0 2673 2645" draw:points="609,979 1482,423 2302,0 2514,767 2673,1322 2567,2116 1905,2645 0,1349">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hatch draw:name="Black_20_-45_20_degrees_20_wide" draw:display-name="Black -45 degrees wide" draw:style="single" draw:color="#000000" draw:distance="0.3cm" draw:rotation="3150"/>
    <draw:marker draw:name="Arrow" svg:viewBox="0 0 20 30" svg:d="m10 0-10 30h20z"/>
    <draw:stroke-dash draw:name="Dash_20_2" draw:display-name="Dash 2" draw:style="rect" draw:dots1="1" draw:dots1-length="0.07cm" draw:distance="0.07cm"/>
    <draw:stroke-dash draw:name="Dash_20_3" draw:display-name="Dash 3" draw:style="rect" draw:dots2="1" draw:dots2-length="0.282cm" draw:distance="0.211cm"/>
    <draw:stroke-dash draw:name="Dash_20_4" draw:display-name="Dash 4" draw:style="rect" draw:dots2="1" draw:dots2-length="0.564cm" draw:distance="0.211cm"/>
    <draw:stroke-dash draw:name="Dash_20_5" draw:display-name="Dash 5" draw:style="round" draw:dots1="1" draw:dots1-length="0.07cm" draw:distance="0.07cm"/>
    <draw:stroke-dash draw:name="Dash_20_6" draw:display-name="Dash 6" draw:style="rect" draw:dots1="1" draw:dots1-length="0.07cm" draw:dots2="1" draw:dots2-length="0.564cm" draw:distance="0.211cm"/>
    <draw:stroke-dash draw:name="Dash_20_7" draw:display-name="Dash 7" draw:style="rect" draw:dots1="2" draw:dots1-length="0.07cm" draw:dots2="1" draw:dots2-length="0.564cm" draw:distance="0.21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19.05cm" fo:page-height="13.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Unix OpenOffice.org_project/341m1$Build-9593</meta:generator>
    <meta:initial-creator>Jeremy Carroll</meta:initial-creator>
    <meta:creation-date>2006-12-07T18:20:31</meta:creation-date>
    <dc:date>2013-07-28T22:44:32</dc:date>
    <dc:language>en-GB</dc:language>
    <meta:editing-cycles>10</meta:editing-cycles>
    <meta:editing-duration>PT1H24M51S</meta:editing-duration>
    <meta:document-statistic meta:object-count="16"/>
    <meta:user-defined meta:name="Info 1"/>
    <meta:user-defined meta:name="Info 2"/>
    <meta:user-defined meta:name="Info 3"/>
    <meta:user-defined meta:name="Info 4"/>
  </office:meta>
</office:document-meta>
</file>